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e7c31" officeooo:paragraph-rsid="001e7c31"/>
    </style:style>
    <style:style style:name="P2" style:family="paragraph" style:parent-style-name="Preformatted_20_Text">
      <style:paragraph-properties fo:text-align="center" style:justify-single-word="false"/>
      <style:text-properties fo:font-size="16pt" officeooo:rsid="001e7c31" officeooo:paragraph-rsid="001e7c31" style:font-size-asian="16pt" style:font-size-complex="16pt"/>
    </style:style>
    <style:style style:name="P3" style:family="paragraph" style:parent-style-name="Preformatted_20_Text">
      <style:paragraph-properties fo:text-align="center" style:justify-single-word="false"/>
      <style:text-properties fo:font-size="16pt" officeooo:rsid="00203225" officeooo:paragraph-rsid="00203225" style:font-size-asian="16pt" style:font-size-complex="16pt"/>
    </style:style>
    <style:style style:name="P4" style:family="paragraph" style:parent-style-name="Preformatted_20_Text">
      <style:paragraph-properties fo:text-align="center" style:justify-single-word="false"/>
      <style:text-properties fo:font-size="16pt" fo:font-weight="bold" officeooo:rsid="001e7c31" officeooo:paragraph-rsid="001e7c31" style:font-size-asian="16pt" style:font-weight-asian="bold" style:font-size-complex="16pt" style:font-weight-complex="bold"/>
    </style:style>
    <style:style style:name="P5" style:family="paragraph" style:parent-style-name="Preformatted_20_Text">
      <style:paragraph-properties fo:text-align="center" style:justify-single-word="false" fo:break-before="column"/>
      <style:text-properties fo:font-size="16pt" officeooo:rsid="001e7c31" officeooo:paragraph-rsid="001e7c31" style:font-size-asian="16pt" style:font-size-complex="16pt"/>
    </style:style>
    <style:style style:name="Sect1" style:family="section">
      <style:section-properties text:dont-balance-text-columns="tru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--== CUTTING LIST ==--</text:p>
      <text:p text:style-name="P4"/>
      <text:section text:style-name="Sect1" text:name="Section1">
        <text:p text:style-name="P2">--- Reel 1 ---</text:p>
        <text:p text:style-name="P2">G1: 20.7m<text:tab/>[ ]</text:p>
        <text:p text:style-name="P2">A1: 20.7m<text:tab/>[ ]</text:p>
        <text:p text:style-name="P2">G2: 18.7m<text:tab/>[ ]</text:p>
        <text:p text:style-name="P2">A2: 18.7m<text:tab/>[ ]</text:p>
        <text:p text:style-name="P2">F1: 18.7m<text:tab/>[ ]</text:p>
        <text:p text:style-name="P2"/>
        <text:p text:style-name="P2">--- Reel 2 ---</text:p>
        <text:p text:style-name="P2">B1: 18.7m<text:tab/>[ ]</text:p>
        <text:p text:style-name="P2">G3: 16.7m<text:tab/>[ ]</text:p>
        <text:p text:style-name="P2">A3: 16.7m<text:tab/>[ ]</text:p>
        <text:p text:style-name="P2">F2: 16.7m<text:tab/>[ ]</text:p>
        <text:p text:style-name="P2">B2: 16.7m<text:tab/>[ ]</text:p>
        <text:p text:style-name="P2">G5: 12.7m<text:tab/>[ ]</text:p>
        <text:p text:style-name="P2"/>
        <text:p text:style-name="P2">--- Reel 3 ---</text:p>
        <text:p text:style-name="P2">E1: 16.7m<text:tab/>[ ]</text:p>
        <text:p text:style-name="P2">C1: 16.7m<text:tab/>[ ]</text:p>
        <text:p text:style-name="P2">G4: 14.7m<text:tab/>[ ]</text:p>
        <text:p text:style-name="P2">A4: 14.7m<text:tab/>[ ]</text:p>
        <text:p text:style-name="P2">F3: 14.7m<text:tab/>[ ]</text:p>
        <text:p text:style-name="P2">B3: 14.7m<text:tab/>[ ]</text:p>
        <text:p text:style-name="P2">F7: 6.7m<text:tab/>[ ]</text:p>
        <text:p text:style-name="P2"/>
        <text:p text:style-name="P2">--- Reel 4 ---</text:p>
        <text:p text:style-name="P2">E2: 14.7m<text:tab/>[ ]</text:p>
        <text:p text:style-name="P2">C2: 14.7m<text:tab/>[ ]</text:p>
        <text:p text:style-name="P2">D1: 14.7m<text:tab/>[ ]</text:p>
        <text:p text:style-name="P2">A5: 12.7m<text:tab/>[ ]</text:p>
        <text:p text:style-name="P2">F4: 12.7m<text:tab/>[ ]</text:p>
        <text:p text:style-name="P2">B4: 12.7m<text:tab/>[ ]</text:p>
        <text:p text:style-name="P2">E3: 12.7m<text:tab/>[ ]</text:p>
        <text:p text:style-name="P2">E7: 4.7m<text:tab/>[ ]</text:p>
        <text:p text:style-name="P2"/>
        <text:p text:style-name="P2"/>
        <text:p text:style-name="P5">--- Reel 5 ---</text:p>
        <text:p text:style-name="P2">C3: 12.7m<text:tab/>[ ]</text:p>
        <text:p text:style-name="P2">D2: 12.7m<text:tab/>[ ]</text:p>
        <text:p text:style-name="P2">G6: 10.7m<text:tab/>[ ]</text:p>
        <text:p text:style-name="P2">A6: 10.7m<text:tab/>[ ]</text:p>
        <text:p text:style-name="P2">F5: 10.7m<text:tab/>[ ]</text:p>
        <text:p text:style-name="P2">B5: 10.7m<text:tab/>[ ]</text:p>
        <text:p text:style-name="P2">E4: 10.7m<text:tab/>[ ]</text:p>
        <text:p text:style-name="P2">C4: 10.7m<text:tab/>[ ]</text:p>
        <text:p text:style-name="P2">G7: 8.7m<text:tab/>[ ]</text:p>
        <text:p text:style-name="P2"/>
        <text:p text:style-name="P2">--- Reel 6 ---</text:p>
        <text:p text:style-name="P2">D3: 10.7m<text:tab/>[ ]</text:p>
        <text:p text:style-name="P2">A7: 8.7m<text:tab/>[ ]</text:p>
        <text:p text:style-name="P2">F6: 8.7m<text:tab/>[ ]</text:p>
        <text:p text:style-name="P2">B6: 8.7m<text:tab/>[ ]</text:p>
        <text:p text:style-name="P2">E5: 8.7m<text:tab/>[ ]</text:p>
        <text:p text:style-name="P2">C5: 8.7m<text:tab/>[ ]</text:p>
        <text:p text:style-name="P2">D4: 8.7m<text:tab/>[ ]</text:p>
        <text:p text:style-name="P2">B7: 6.7m<text:tab/>[ ]</text:p>
        <text:p text:style-name="P2">E6: 6.7m<text:tab/>[ ]</text:p>
        <text:p text:style-name="P2">C6: 6.7m<text:tab/>[ ]</text:p>
        <text:p text:style-name="P2">D5: 6.7m<text:tab/>[ ]</text:p>
        <text:p text:style-name="P2">C7: 4.7m<text:tab/>[ ]</text:p>
        <text:p text:style-name="P2">D6: 4.7m<text:tab/>[ ]</text:p>
        <text:p text:style-name="P2"/>
        <text:p text:style-name="P2">--- Leftover ---</text:p>
        <text:p text:style-name="P3">??: 20.7m<text:tab/>[ ]</text:p>
        <text:p text:style-name="P2">D7: 2.7m<text:tab/>[ ]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10T15:23:09.012586763</dc:date>
    <dc:creator>David Turner</dc:creator>
    <meta:generator>LibreOffice/4.2.4.2$Linux_X86_64 LibreOffice_project/420m0$Build-2</meta:generator>
    <meta:editing-duration>P0D</meta:editing-duration>
    <meta:editing-cycles>1</meta:editing-cycles>
    <meta:document-statistic meta:table-count="0" meta:image-count="0" meta:object-count="0" meta:page-count="1" meta:paragraph-count="58" meta:word-count="232" meta:character-count="756" meta:non-whitespace-character-count="583"/>
  </office:meta>
</office:document-meta>
</file>